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14727" officeooo:paragraph-rsid="00114727"/>
    </style:style>
    <style:style style:name="P2" style:family="paragraph" style:parent-style-name="Standard">
      <style:text-properties style:font-name="Arial" officeooo:rsid="00114727" officeooo:paragraph-rsid="002c8629"/>
    </style:style>
    <style:style style:name="P3" style:family="paragraph" style:parent-style-name="Standard">
      <style:paragraph-properties fo:text-align="center" style:justify-single-word="false"/>
      <style:text-properties style:font-name="Arial" fo:font-weight="bold" officeooo:rsid="00114727" officeooo:paragraph-rsid="00114727" style:font-weight-asian="bold" style:font-weight-complex="bold"/>
    </style:style>
    <style:style style:name="P4" style:family="paragraph" style:parent-style-name="Standard">
      <style:text-properties style:font-name="Arial" fo:font-weight="bold" officeooo:rsid="00110857" officeooo:paragraph-rsid="0021ecda" style:font-weight-asian="bold" style:font-weight-complex="bold"/>
    </style:style>
    <style:style style:name="P5" style:family="paragraph" style:parent-style-name="Standard">
      <style:paragraph-properties fo:text-align="center" style:justify-single-word="false"/>
      <style:text-properties style:font-name="Arial" fo:font-size="16pt" fo:font-weight="bold" officeooo:rsid="00114727" officeooo:paragraph-rsid="00114727"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9pt" fo:font-weight="bold" officeooo:rsid="00114727" officeooo:paragraph-rsid="00114727" style:font-size-asian="19pt" style:font-weight-asian="bold" style:font-size-complex="19pt" style:font-weight-complex="bold"/>
    </style:style>
    <style:style style:name="P7" style:family="paragraph" style:parent-style-name="Standard">
      <style:paragraph-properties fo:text-align="start" style:justify-single-word="false"/>
      <style:text-properties style:font-name="Arial" fo:font-weight="normal" officeooo:rsid="001af378" officeooo:paragraph-rsid="0021ecda" style:font-weight-asian="normal" style:font-weight-complex="normal"/>
    </style:style>
    <style:style style:name="P8" style:family="paragraph" style:parent-style-name="Standard">
      <style:text-properties style:font-name="Arial" officeooo:rsid="00110857" officeooo:paragraph-rsid="0021ecda"/>
    </style:style>
    <style:style style:name="P9" style:family="paragraph" style:parent-style-name="Standard">
      <style:text-properties style:font-name="Arial" officeooo:rsid="00129e1b" officeooo:paragraph-rsid="0021ecda"/>
    </style:style>
    <style:style style:name="P10" style:family="paragraph" style:parent-style-name="Standard">
      <style:text-properties style:font-name="Arial" officeooo:rsid="0014be9f" officeooo:paragraph-rsid="0021ecda"/>
    </style:style>
    <style:style style:name="P11" style:family="paragraph" style:parent-style-name="Standard">
      <style:text-properties style:font-name="Arial" officeooo:rsid="00135c1d" officeooo:paragraph-rsid="0021ecda"/>
    </style:style>
    <style:style style:name="P12" style:family="paragraph" style:parent-style-name="Standard">
      <style:text-properties style:font-name="Arial" officeooo:rsid="00264fcb" officeooo:paragraph-rsid="00362aa4"/>
    </style:style>
    <style:style style:name="P13" style:family="paragraph" style:parent-style-name="Standard">
      <style:text-properties style:font-name="Arial" officeooo:rsid="00265cc8" officeooo:paragraph-rsid="00362aa4"/>
    </style:style>
    <style:style style:name="P14" style:family="paragraph" style:parent-style-name="Standard">
      <style:text-properties style:font-name="Arial" officeooo:rsid="002aba4c" officeooo:paragraph-rsid="002aba4c"/>
    </style:style>
    <style:style style:name="P15" style:family="paragraph" style:parent-style-name="Standard">
      <style:text-properties style:font-name="Arial" officeooo:rsid="002c8629" officeooo:paragraph-rsid="002c8629"/>
    </style:style>
    <style:style style:name="P16" style:family="paragraph" style:parent-style-name="Standard">
      <style:text-properties style:font-name="Arial" officeooo:rsid="002ce3a6" officeooo:paragraph-rsid="002ce3a6"/>
    </style:style>
    <style:style style:name="P17" style:family="paragraph" style:parent-style-name="Standard">
      <style:text-properties style:font-name="Arial" officeooo:rsid="002dbc69" officeooo:paragraph-rsid="002dbc69"/>
    </style:style>
    <style:style style:name="P18" style:family="paragraph" style:parent-style-name="Standard">
      <style:text-properties style:font-name="Arial" officeooo:rsid="002efb4f" officeooo:paragraph-rsid="002efb4f"/>
    </style:style>
    <style:style style:name="P19" style:family="paragraph" style:parent-style-name="Standard">
      <style:text-properties style:font-name="Arial" officeooo:rsid="0030d73c" officeooo:paragraph-rsid="0030d73c"/>
    </style:style>
    <style:style style:name="P20" style:family="paragraph" style:parent-style-name="Standard">
      <style:text-properties style:font-name="Arial" fo:font-size="12pt" officeooo:rsid="0030d73c" officeooo:paragraph-rsid="0030d73c" style:font-size-asian="12pt" style:font-size-complex="12pt"/>
    </style:style>
    <style:style style:name="P21" style:family="paragraph" style:parent-style-name="Standard">
      <style:text-properties style:font-name="Arial" fo:font-size="12pt" officeooo:rsid="0032c978" officeooo:paragraph-rsid="0032c978" style:font-size-asian="12pt" style:font-size-complex="12pt"/>
    </style:style>
    <style:style style:name="P22" style:family="paragraph" style:parent-style-name="Standard">
      <style:text-properties style:font-name="Arial" officeooo:rsid="0033dd0a" officeooo:paragraph-rsid="0033dd0a"/>
    </style:style>
    <style:style style:name="P23" style:family="paragraph" style:parent-style-name="Standard">
      <style:text-properties style:font-name="Arial" fo:font-size="10pt" fo:font-weight="normal" officeooo:rsid="002efb4f" officeooo:paragraph-rsid="002efb4f" style:font-size-asian="10pt" style:font-weight-asian="normal" style:font-size-complex="10pt" style:font-weight-complex="normal"/>
    </style:style>
    <style:style style:name="P24" style:family="paragraph" style:parent-style-name="Standard">
      <style:text-properties style:font-name="Arial" fo:font-size="10pt" fo:font-weight="normal" officeooo:rsid="002efb4f" officeooo:paragraph-rsid="0030d73c" style:font-size-asian="10pt" style:font-weight-asian="normal" style:font-size-complex="10pt" style:font-weight-complex="normal"/>
    </style:style>
    <style:style style:name="P25" style:family="paragraph" style:parent-style-name="Standard">
      <style:paragraph-properties fo:break-before="page"/>
      <style:text-properties style:font-name="Arial" officeooo:rsid="002aba4c" officeooo:paragraph-rsid="002aba4c"/>
    </style:style>
    <style:style style:name="P26" style:family="paragraph" style:parent-style-name="Standard">
      <style:paragraph-properties fo:break-before="page"/>
      <style:text-properties style:font-name="Arial" officeooo:rsid="002c8629" officeooo:paragraph-rsid="002c8629"/>
    </style:style>
    <style:style style:name="P27" style:family="paragraph" style:parent-style-name="Standard">
      <style:paragraph-properties fo:break-before="page"/>
      <style:text-properties style:font-name="Arial" officeooo:rsid="002dbc69" officeooo:paragraph-rsid="002dbc69"/>
    </style:style>
    <style:style style:name="P28" style:family="paragraph" style:parent-style-name="Standard">
      <style:paragraph-properties fo:break-before="page"/>
      <style:text-properties style:font-name="Arial" officeooo:rsid="002efb4f" officeooo:paragraph-rsid="002efb4f"/>
    </style:style>
    <style:style style:name="P29" style:family="paragraph" style:parent-style-name="Standard">
      <style:paragraph-properties fo:break-before="page"/>
      <style:text-properties style:font-name="Arial" officeooo:rsid="0030d73c" officeooo:paragraph-rsid="0030d73c"/>
    </style:style>
    <style:style style:name="P30" style:family="paragraph" style:parent-style-name="Standard">
      <style:paragraph-properties fo:break-before="page"/>
      <style:text-properties style:font-name="Arial" fo:font-size="12pt" officeooo:rsid="0030d73c" officeooo:paragraph-rsid="0030d73c" style:font-size-asian="12pt" style:font-size-complex="12pt"/>
    </style:style>
    <style:style style:name="P31" style:family="paragraph" style:parent-style-name="Standard">
      <style:paragraph-properties fo:break-before="page"/>
      <style:text-properties style:font-name="Arial" officeooo:rsid="00264fcb" officeooo:paragraph-rsid="00362aa4"/>
    </style:style>
    <style:style style:name="P32" style:family="paragraph" style:parent-style-name="Standard">
      <style:text-properties style:font-name="Arial" officeooo:rsid="0037aa22" officeooo:paragraph-rsid="0037aa22"/>
    </style:style>
    <style:style style:name="P33" style:family="paragraph" style:parent-style-name="Standard">
      <style:text-properties style:font-name="Arial" officeooo:rsid="0037aa22" officeooo:paragraph-rsid="0037aa22" fo:background-color="#ffff00"/>
    </style:style>
    <style:style style:name="P34" style:family="paragraph" style:parent-style-name="Standard">
      <style:text-properties style:font-name="Arial" officeooo:rsid="00386420" officeooo:paragraph-rsid="00386420"/>
    </style:style>
    <style:style style:name="P35" style:family="paragraph" style:parent-style-name="Standard">
      <style:paragraph-properties fo:text-align="start" style:justify-single-word="false"/>
      <style:text-properties style:font-name="Arial" fo:font-size="12pt" fo:font-weight="normal" officeooo:rsid="0031382a" officeooo:paragraph-rsid="0038642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Arial" fo:font-size="12pt" fo:font-weight="normal" officeooo:rsid="002d55e4" officeooo:paragraph-rsid="0038642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Arial" fo:font-size="12pt" fo:font-weight="normal" officeooo:rsid="002b4a99" officeooo:paragraph-rsid="0038642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Arial" fo:font-size="12pt" fo:font-weight="normal" officeooo:rsid="002bbbd7" officeooo:paragraph-rsid="0038642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Arial" fo:font-size="12pt" fo:font-weight="normal" officeooo:rsid="002e1164" officeooo:paragraph-rsid="00386420"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Arial" fo:font-size="12pt" fo:font-weight="normal" officeooo:rsid="002f3380" officeooo:paragraph-rsid="00386420" style:font-size-asian="10.5pt" style:font-weight-asian="normal" style:font-size-complex="12pt" style:font-weight-complex="normal"/>
    </style:style>
    <style:style style:name="P41" style:family="paragraph" style:parent-style-name="Standard">
      <style:text-properties style:font-name="Arial" fo:font-size="12pt" fo:font-weight="normal" officeooo:rsid="002efb4f" officeooo:paragraph-rsid="0030d73c" style:font-size-asian="12pt" style:font-weight-asian="normal" style:font-size-complex="12pt" style:font-weight-complex="normal"/>
    </style:style>
    <style:style style:name="P42" style:family="paragraph" style:parent-style-name="Standard">
      <style:text-properties style:font-name="Arial" fo:font-size="12pt" fo:font-weight="normal" officeooo:rsid="002efb4f" officeooo:paragraph-rsid="002efb4f" style:font-size-asian="12pt" style:font-weight-asian="normal" style:font-size-complex="12pt" style:font-weight-complex="normal"/>
    </style:style>
    <style:style style:name="P43" style:family="paragraph" style:parent-style-name="Standard">
      <style:text-properties style:font-name="Arial" fo:font-size="12pt" fo:font-weight="normal" officeooo:rsid="00407977" officeooo:paragraph-rsid="00407977" style:font-size-asian="12pt" style:font-weight-asian="normal" style:font-size-complex="12pt" style:font-weight-complex="normal"/>
    </style:style>
    <style:style style:name="P44" style:family="paragraph" style:parent-style-name="Standard">
      <style:text-properties style:font-name="Arial" fo:font-size="12pt" fo:font-weight="normal" officeooo:rsid="0042576b" officeooo:paragraph-rsid="0042576b" style:font-size-asian="12pt" style:font-weight-asian="normal" style:font-size-complex="12pt" style:font-weight-complex="normal"/>
    </style:style>
    <style:style style:name="P45" style:family="paragraph" style:parent-style-name="Standard">
      <style:text-properties style:font-name="Arial" fo:font-size="12pt" officeooo:rsid="0044e3c5" officeooo:paragraph-rsid="0044e3c5" style:font-size-asian="12pt" style:font-size-complex="12pt"/>
    </style:style>
    <style:style style:name="P46" style:family="paragraph" style:parent-style-name="Standard">
      <style:text-properties style:font-name="Arial" fo:font-size="12pt" officeooo:rsid="00453b96" officeooo:paragraph-rsid="00453b96" style:font-size-asian="12pt" style:font-size-complex="12pt"/>
    </style:style>
    <style:style style:name="P47" style:family="paragraph" style:parent-style-name="Standard">
      <style:text-properties style:font-name="Arial" fo:font-size="12pt" officeooo:rsid="0045db80" officeooo:paragraph-rsid="0045db80" style:font-size-asian="12pt" style:font-size-complex="12pt"/>
    </style:style>
    <style:style style:name="P48" style:family="paragraph" style:parent-style-name="Standard">
      <style:text-properties style:font-name="Arial" officeooo:rsid="00114727" officeooo:paragraph-rsid="00114727"/>
    </style:style>
    <style:style style:name="P49" style:family="paragraph" style:parent-style-name="Standard">
      <style:paragraph-properties fo:text-align="start" style:justify-single-word="false"/>
      <style:text-properties style:font-name="Arial" officeooo:rsid="00114727" officeooo:paragraph-rsid="00386420"/>
    </style:style>
    <style:style style:name="P50" style:family="paragraph" style:parent-style-name="Standard">
      <style:text-properties style:font-name="Arial" officeooo:rsid="002ce3a6" officeooo:paragraph-rsid="002ce3a6"/>
    </style:style>
    <style:style style:name="P51" style:family="paragraph" style:parent-style-name="Standard">
      <style:text-properties style:font-name="Arial" officeooo:rsid="002ce3a6" officeooo:paragraph-rsid="00114727"/>
    </style:style>
    <style:style style:name="P52" style:family="paragraph" style:parent-style-name="Standard">
      <style:text-properties style:font-name="Arial" officeooo:rsid="00390bc5" officeooo:paragraph-rsid="00390bc5"/>
    </style:style>
    <style:style style:name="P53" style:family="paragraph" style:parent-style-name="Standard">
      <style:text-properties style:font-name="Arial" officeooo:rsid="00390bc5" officeooo:paragraph-rsid="0039a00c"/>
    </style:style>
    <style:style style:name="P54" style:family="paragraph" style:parent-style-name="Standard">
      <style:text-properties style:font-name="Arial" officeooo:rsid="002dbc69" officeooo:paragraph-rsid="002dbc69"/>
    </style:style>
    <style:style style:name="P55" style:family="paragraph" style:parent-style-name="Standard">
      <style:text-properties style:font-name="Arial" officeooo:rsid="0039a00c" officeooo:paragraph-rsid="0039a00c"/>
    </style:style>
    <style:style style:name="P56" style:family="paragraph" style:parent-style-name="Standard">
      <style:text-properties style:font-name="Arial" officeooo:rsid="00390bc5" officeooo:paragraph-rsid="00390bc5" fo:background-color="#ffd7d7"/>
    </style:style>
    <style:style style:name="P57" style:family="paragraph" style:parent-style-name="Standard">
      <style:text-properties style:font-name="Arial" officeooo:rsid="002dbc69" officeooo:paragraph-rsid="002dbc69" fo:background-color="#ffd7d7"/>
    </style:style>
    <style:style style:name="P58" style:family="paragraph" style:parent-style-name="Standard">
      <style:text-properties style:font-name="Arial" officeooo:rsid="00390bc5" officeooo:paragraph-rsid="00390bc5" fo:background-color="#dde8cb"/>
    </style:style>
    <style:style style:name="P59" style:family="paragraph" style:parent-style-name="Standard">
      <style:text-properties style:font-name="Arial" officeooo:rsid="0039a00c" officeooo:paragraph-rsid="0039a00c" fo:background-color="#ffe994"/>
    </style:style>
    <style:style style:name="P60" style:family="paragraph" style:parent-style-name="Standard">
      <style:text-properties style:font-name="Arial" officeooo:rsid="00390bc5" officeooo:paragraph-rsid="0039a00c" fo:background-color="#ffffa6"/>
    </style:style>
    <style:style style:name="P61" style:family="paragraph" style:parent-style-name="Standard">
      <style:text-properties style:font-name="Arial" officeooo:rsid="00390bc5" officeooo:paragraph-rsid="0039a00c" fo:background-color="#ffaa95"/>
    </style:style>
    <style:style style:name="P62" style:family="paragraph" style:parent-style-name="Standard">
      <style:text-properties style:font-name="Arial" officeooo:rsid="003b17a4" officeooo:paragraph-rsid="003b17a4"/>
    </style:style>
    <style:style style:name="P63" style:family="paragraph" style:parent-style-name="Standard">
      <style:text-properties style:font-name="Arial" officeooo:rsid="003c6b71" officeooo:paragraph-rsid="003c6b71"/>
    </style:style>
    <style:style style:name="P64" style:family="paragraph" style:parent-style-name="Standard">
      <style:text-properties style:font-name="Arial" officeooo:rsid="003ce05b" officeooo:paragraph-rsid="003ce05b"/>
    </style:style>
    <style:style style:name="P65" style:family="paragraph" style:parent-style-name="Standard">
      <style:text-properties style:font-name="Arial" officeooo:rsid="002efb4f" officeooo:paragraph-rsid="002efb4f"/>
    </style:style>
    <style:style style:name="P66" style:family="paragraph" style:parent-style-name="Standard">
      <style:text-properties style:font-name="Arial" officeooo:rsid="003d7e6c" officeooo:paragraph-rsid="003d7e6c"/>
    </style:style>
    <style:style style:name="P67" style:family="paragraph" style:parent-style-name="Standard">
      <style:text-properties style:font-name="Arial" officeooo:rsid="003d7e6c" officeooo:paragraph-rsid="003ed407"/>
    </style:style>
    <style:style style:name="P68" style:family="paragraph" style:parent-style-name="Standard">
      <style:text-properties style:font-name="Arial" officeooo:rsid="003d9b84" officeooo:paragraph-rsid="003d9b84"/>
    </style:style>
    <style:style style:name="P69" style:family="paragraph" style:parent-style-name="Standard">
      <style:text-properties style:font-name="Arial" officeooo:rsid="002c8629" officeooo:paragraph-rsid="002c8629"/>
    </style:style>
    <style:style style:name="P70" style:family="paragraph" style:parent-style-name="Standard">
      <style:paragraph-properties fo:break-before="page"/>
      <style:text-properties style:font-name="Arial" officeooo:rsid="002ce3a6" officeooo:paragraph-rsid="002ce3a6"/>
    </style:style>
    <style:style style:name="P71" style:family="paragraph" style:parent-style-name="Standard">
      <style:paragraph-properties fo:break-before="page"/>
      <style:text-properties style:font-name="Arial" officeooo:rsid="00390bc5" officeooo:paragraph-rsid="00390bc5"/>
    </style:style>
    <style:style style:name="P72" style:family="paragraph">
      <style:text-properties fo:font-size="12pt"/>
    </style:style>
    <style:style style:name="P73" style:family="paragraph">
      <style:paragraph-properties fo:text-align="center" style:writing-mode="lr-tb"/>
      <style:text-properties fo:font-size="12pt"/>
    </style:style>
    <style:style style:name="P74" style:family="paragraph">
      <loext:graphic-properties draw:fill="solid" draw:fill-color="#ff5429"/>
      <style:paragraph-properties fo:text-align="center" style:writing-mode="lr-tb"/>
      <style:text-properties fo:font-size="12pt"/>
    </style:style>
    <style:style style:name="P75" style:family="paragraph">
      <loext:graphic-properties draw:fill="solid" draw:fill-color="#ff5429"/>
      <style:text-properties fo:font-size="12pt"/>
    </style:style>
    <style:style style:name="P76" style:family="paragraph">
      <loext:graphic-properties draw:fill="solid" draw:fill-color="#77bc65"/>
      <style:paragraph-properties fo:text-align="center" style:writing-mode="lr-tb"/>
      <style:text-properties fo:font-size="12pt"/>
    </style:style>
    <style:style style:name="T1" style:family="text">
      <style:text-properties officeooo:rsid="0019d748"/>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officeooo:rsid="00386420" fo:background-color="#ffff00" loext:char-shading-value="0"/>
    </style:style>
    <style:style style:name="T5" style:family="text">
      <style:text-properties officeooo:rsid="00386420" fo:background-color="#ffff00" loext:char-shading-value="0"/>
    </style:style>
    <style:style style:name="T6" style:family="text">
      <style:text-properties officeooo:rsid="003ce05b" fo:background-color="#ffff00" loext:char-shading-value="0"/>
    </style:style>
    <style:style style:name="T7" style:family="text">
      <style:text-properties officeooo:rsid="003ed407" fo:background-color="#ffff00" loext:char-shading-value="0"/>
    </style:style>
    <style:style style:name="T8" style:family="text">
      <style:text-properties officeooo:rsid="00453b96" fo:background-color="#ffff00" loext:char-shading-value="0"/>
    </style:style>
    <style:style style:name="T9" style:family="text">
      <style:text-properties officeooo:rsid="00135c1d"/>
    </style:style>
    <style:style style:name="T10" style:family="text">
      <style:text-properties officeooo:rsid="0021ecda"/>
    </style:style>
    <style:style style:name="T11" style:family="text">
      <style:text-properties officeooo:rsid="00265cc8"/>
    </style:style>
    <style:style style:name="T12" style:family="text">
      <style:text-properties fo:font-size="14pt" fo:font-weight="bold" style:font-size-asian="14pt" style:font-weight-asian="bold" style:font-size-complex="14pt" style:font-weight-complex="bold"/>
    </style:style>
    <style:style style:name="T13" style:family="text">
      <style:text-properties officeooo:rsid="002aba4c"/>
    </style:style>
    <style:style style:name="T14" style:family="text">
      <style:text-properties officeooo:rsid="002ce3a6"/>
    </style:style>
    <style:style style:name="T15" style:family="text">
      <style:text-properties officeooo:rsid="002dbc69"/>
    </style:style>
    <style:style style:name="T16" style:family="text">
      <style:text-properties fo:font-size="12pt" style:font-size-asian="12pt" style:font-size-complex="12pt"/>
    </style:style>
    <style:style style:name="T17" style:family="text">
      <style:text-properties officeooo:rsid="0032c978"/>
    </style:style>
    <style:style style:name="T18" style:family="text">
      <style:text-properties officeooo:rsid="0033dd0a"/>
    </style:style>
    <style:style style:name="T19" style:family="text">
      <style:text-properties officeooo:rsid="0034414e"/>
    </style:style>
    <style:style style:name="T20" style:family="text">
      <style:text-properties fo:background-color="#ffffff" loext:char-shading-value="0"/>
    </style:style>
    <style:style style:name="T21" style:family="text">
      <style:text-properties officeooo:rsid="002aba4c" fo:background-color="#ffffff" loext:char-shading-value="0"/>
    </style:style>
    <style:style style:name="T22" style:family="text">
      <style:text-properties officeooo:rsid="00362aa4"/>
    </style:style>
    <style:style style:name="T23" style:family="text">
      <style:text-properties officeooo:rsid="0036fda4"/>
    </style:style>
    <style:style style:name="T24" style:family="text">
      <style:text-properties officeooo:rsid="0037aa22"/>
    </style:style>
    <style:style style:name="T25" style:family="text">
      <style:text-properties officeooo:rsid="002fcb8f"/>
    </style:style>
    <style:style style:name="T26" style:family="text">
      <style:text-properties officeooo:rsid="00390bc5"/>
    </style:style>
    <style:style style:name="T27" style:family="text">
      <style:text-properties officeooo:rsid="0039a00c"/>
    </style:style>
    <style:style style:name="T28" style:family="text">
      <style:text-properties fo:background-color="#ffd7d7" loext:char-shading-value="0"/>
    </style:style>
    <style:style style:name="T29" style:family="text">
      <style:text-properties fo:background-color="#dde8cb" loext:char-shading-value="0"/>
    </style:style>
    <style:style style:name="T30" style:family="text">
      <style:text-properties officeooo:rsid="0039a00c" fo:background-color="#ffe994" loext:char-shading-value="0"/>
    </style:style>
    <style:style style:name="T31" style:family="text">
      <style:text-properties fo:background-color="#ffe994" loext:char-shading-value="0"/>
    </style:style>
    <style:style style:name="T32" style:family="text">
      <style:text-properties fo:background-color="#ffffa6" loext:char-shading-value="0"/>
    </style:style>
    <style:style style:name="T33" style:family="text">
      <style:text-properties fo:background-color="#ffaa95" loext:char-shading-value="0"/>
    </style:style>
    <style:style style:name="T34" style:family="text">
      <style:text-properties officeooo:rsid="0033dd0a" fo:background-color="#ffaa95" loext:char-shading-value="0"/>
    </style:style>
    <style:style style:name="T35" style:family="text">
      <style:text-properties officeooo:rsid="003b17a4"/>
    </style:style>
    <style:style style:name="T36" style:family="text">
      <style:text-properties style:text-position="super 58%"/>
    </style:style>
    <style:style style:name="T37" style:family="text">
      <style:text-properties style:text-position="super 58%" officeooo:rsid="003ed407"/>
    </style:style>
    <style:style style:name="T38" style:family="text">
      <style:text-properties style:text-position="super 58%" fo:background-color="#ffff00" loext:char-shading-value="0"/>
    </style:style>
    <style:style style:name="T39" style:family="text">
      <style:text-properties style:text-position="super 58%" officeooo:rsid="0043264b" fo:background-color="#ffff00" loext:char-shading-value="0"/>
    </style:style>
    <style:style style:name="T40" style:family="text">
      <style:text-properties officeooo:rsid="003ce05b"/>
    </style:style>
    <style:style style:name="T41" style:family="text">
      <style:text-properties officeooo:rsid="003d9b84"/>
    </style:style>
    <style:style style:name="T42" style:family="text">
      <style:text-properties officeooo:rsid="003ed407"/>
    </style:style>
    <style:style style:name="T43" style:family="text">
      <style:text-properties officeooo:rsid="00407977"/>
    </style:style>
    <style:style style:name="T44" style:family="text">
      <style:text-properties officeooo:rsid="0042576b"/>
    </style:style>
    <style:style style:name="T45" style:family="text">
      <style:text-properties style:text-position="0% 100%" fo:background-color="#ffff00" loext:char-shading-value="0"/>
    </style:style>
    <style:style style:name="T46" style:family="text">
      <style:text-properties style:text-position="0% 100%" officeooo:rsid="0043264b" fo:background-color="#ffff00" loext:char-shading-value="0"/>
    </style:style>
    <style:style style:name="T47" style:family="text">
      <style:text-properties style:text-position="0% 100%" fo:background-color="#ffffff" loext:char-shading-value="0"/>
    </style:style>
    <style:style style:name="T48" style:family="text">
      <style:text-properties officeooo:rsid="0043264b"/>
    </style:style>
    <style:style style:name="T49" style:family="text">
      <style:text-properties officeooo:rsid="0045db80"/>
    </style:style>
    <style:style style:name="T50" style:family="text">
      <style:text-properties officeooo:rsid="00465a12"/>
    </style:style>
    <style:style style:name="T51" style:family="text">
      <style:text-properties fo:font-size="12pt"/>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justify" draw:textarea-vertical-align="middle" draw:auto-grow-height="false" fo:min-height="0.99cm" fo:min-width="4.604cm" style:run-through="foreground"/>
    </style:style>
    <style:style style:name="gr3" style:family="graphic">
      <style:graphic-properties svg:stroke-color="#000000" draw:fill="solid" draw:fill-color="#ff5429" draw:textarea-horizontal-align="justify" draw:textarea-vertical-align="middle" draw:auto-grow-height="false" fo:min-height="0.99cm" fo:min-width="4.71cm" style:run-through="foreground"/>
      <style:paragraph-properties style:writing-mode="lr-tb"/>
    </style:style>
    <style:style style:name="gr4" style:family="graphic">
      <style:graphic-properties svg:stroke-color="#000000" draw:textarea-horizontal-align="justify" draw:textarea-vertical-align="middle" draw:auto-grow-height="false" fo:min-height="0.991cm" fo:min-width="4.604cm" style:run-through="foreground"/>
    </style:style>
    <style:style style:name="gr5" style:family="graphic">
      <style:graphic-properties svg:stroke-color="#000000" draw:fill="solid" draw:fill-color="#ff5429" draw:textarea-horizontal-align="justify" draw:textarea-vertical-align="middle" draw:auto-grow-height="false" fo:min-height="0.991cm" fo:min-width="2.355cm" style:run-through="foreground"/>
    </style:style>
    <style:style style:name="gr6" style:family="graphic">
      <style:graphic-properties svg:stroke-color="#000000" draw:fill="solid" draw:fill-color="#77bc65" draw:textarea-horizontal-align="justify" draw:textarea-vertical-align="middle" draw:auto-grow-height="false" fo:min-height="0.991cm" fo:min-width="2.357cm" style:run-through="foreground"/>
      <style:paragraph-properties style:writing-mode="lr-tb"/>
    </style:style>
    <style:style style:name="gr7" style:family="graphic">
      <style:graphic-properties svg:stroke-color="#000000" draw:fill="solid" draw:fill-color="#77bc65" draw:textarea-horizontal-align="justify" draw:textarea-vertical-align="middle" draw:auto-grow-height="false" fo:min-height="0.796cm" fo:min-width="2.281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justify" draw:textarea-vertical-align="middle" draw:auto-grow-height="false" fo:min-height="0.794cm" fo:min-width="9.208cm"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026cm" fo:min-width="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1 Fall CPSC 240-<text:span text:style-name="T19">5 </text:span><text:span text:style-name="T24">Answers</text:span></text:p>
      <text:p text:style-name="P5">Midterm #2 Concepts Test</text:p>
      <text:p text:style-name="P3">November <text:span text:style-name="T13">10</text:span>, 2021 <text:s/>1:<text:span text:style-name="T13">0</text:span>0<text:span text:style-name="T13">p</text:span>m-<text:span text:style-name="T13">3</text:span>:<text:span text:style-name="T13">0</text:span>0pm</text:p>
      <text:p text:style-name="P1"/>
      <text:p text:style-name="P1"/>
      <text:p text:style-name="P4">Read me</text:p>
      <text:p text:style-name="P8"/>
      <text:p text:style-name="P8">Place your answers in the spa<text:span text:style-name="T23">c</text:span>e following each question.</text:p>
      <text:p text:style-name="P8"/>
      <text:p text:style-name="P8">Place your name in the test in this front page <text:span text:style-name="T1">and</text:span> on the last page.</text:p>
      <text:p text:style-name="P8"/>
      <text:p text:style-name="P8">Near <text:span text:style-name="T10">1:25</text:span>pm begin to save your test document in either odt, or doc, or docx format.</text:p>
      <text:p text:style-name="P8"/>
      <text:p text:style-name="P8"><text:span text:style-name="T20">Before </text:span><text:span text:style-name="T21">2</text:span><text:span text:style-name="T20">:</text:span><text:span text:style-name="T21">5</text:span><text:span text:style-name="T20">9pm se</text:span>nd your document as an attachment to me: <text:s/>holliday@fullerton.edu</text:p>
      <text:p text:style-name="P8"/>
      <text:p text:style-name="P8">If you encounter a question where you feel that you must guess an answer then place the word “Blank” in the space for the answer and you will receive <text:span text:style-name="T2">20%</text:span> of the credit for that question.</text:p>
      <text:p text:style-name="P8"/>
      <text:p text:style-name="P9">If the answer space is empty then the points for that question are zero.</text:p>
      <text:p text:style-name="P8"/>
      <text:p text:style-name="P9">You may use any word processing tool at your disposal provided it can save files in one of the three accepted formats.</text:p>
      <text:p text:style-name="P9"/>
      <text:p text:style-name="P9">If your computer has no word processor program then try Google Docs, which saves files in every format ever created on this planet.</text:p>
      <text:p text:style-name="P9"/>
      <text:p text:style-name="P9">The total point value of this test is 100 points, which is one-sixth of your course grade.</text:p>
      <text:p text:style-name="P9"/>
      <text:p text:style-name="P9">Every effort has been made to create unambiguous question<text:span text:style-name="T9">s</text:span>. <text:s/><text:span text:style-name="T9">If a question is truly ambiguous send me ordinary email or a chat message to ask for clarification. <text:s/>I will be at computer during the test period probably answering the backlog of email.</text:span></text:p>
      <text:p text:style-name="P9"/>
      <text:p text:style-name="P10">This is an open note test.</text:p>
      <text:p text:style-name="P9"/>
      <text:p text:style-name="P9"/>
      <text:p text:style-name="P9"/>
      <text:p text:style-name="P9"/>
      <text:p text:style-name="P9"/>
      <text:p text:style-name="P11">Proceed to the next page.</text:p>
      <text:p text:style-name="P7"/>
      <text:p text:style-name="P25">1. <text:s/>Who created the world’s first computer?<text:tab/><text:tab/><text:tab/><text:tab/><text:tab/><text:tab/><text:span text:style-name="T50">[4]</text:span></text:p>
      <text:p text:style-name="P14"/>
      <text:p text:style-name="P32">Answer:<text:tab/><text:span text:style-name="T3">Charles Babbage</text:span></text:p>
      <text:p text:style-name="P14"/>
      <text:p text:style-name="P14"/>
      <text:p text:style-name="P14"/>
      <text:p text:style-name="P14">2. <text:s/>What was Richard Stallman’s main contribution to the world community of programmers? <text:span text:style-name="T50">[4]</text:span></text:p>
      <text:p text:style-name="P14"/>
      <text:p text:style-name="P32">Answer:<text:tab/><text:span text:style-name="T3">He started the movement that promotes FOSS.</text:span></text:p>
      <text:p text:style-name="P14"><text:tab/><text:tab/><text:span text:style-name="T24">FOSS = Free Open Source Software</text:span></text:p>
      <text:p text:style-name="P14"/>
      <text:p text:style-name="P14"/>
      <text:p text:style-name="P14"/>
      <text:p text:style-name="P15">3. <text:s/>What is one positive value found in inline assembly programming?<text:tab/><text:tab/><text:span text:style-name="T50">[4]</text:span></text:p>
      <text:p text:style-name="P15"/>
      <text:p text:style-name="P32">Answer:<text:tab/><text:span text:style-name="T3">You can execute blocks of assembly without having access to an assembler</text:span></text:p>
      <text:p text:style-name="P33"><text:tab/><text:tab/>like Nasm.</text:p>
      <text:p text:style-name="P15"/>
      <text:p text:style-name="P15"/>
      <text:p text:style-name="P15"/>
      <text:p text:style-name="P15"/>
      <text:p text:style-name="P15">4. <text:s/>Which are the preserved registers?<text:tab/><text:tab/><text:tab/><text:tab/><text:tab/><text:tab/><text:tab/><text:span text:style-name="T50">[4]</text:span></text:p>
      <text:p text:style-name="P15"/>
      <text:p text:style-name="P32">Answer:<text:tab/><text:span text:style-name="T5">rbx, rbp, r12, r13, r14, r15.</text:span></text:p>
      <text:p text:style-name="P15"/>
      <text:p text:style-name="P34">Reference:<text:tab/>Jorgensen ebook, pages 173-174</text:p>
      <text:p text:style-name="P15"/>
      <text:p text:style-name="P15"/>
      <text:p text:style-name="P15"/>
      <text:p text:style-name="P15"/>
      <text:p text:style-name="P15">5. <text:s/>Suppose centennial is a source file containing a function written in standard C++ syntax. <text:s/>Show how to convert it to an equivalent function written in ATT syntax in a file named millennial.att.<text:tab/><text:tab/><text:tab/><text:tab/><text:tab/><text:tab/><text:tab/><text:tab/><text:tab/><text:tab/><text:tab/><text:span text:style-name="T50">[4]</text:span></text:p>
      <text:p text:style-name="P1"/>
      <text:p text:style-name="P35">Answer: <text:s text:c="2"/><text:span text:style-name="T2">g++ <text:s/>-m64 <text:s text:c="2"/>-std=c++17 <text:s text:c="2"/>-c <text:s text:c="3"/>-S <text:s text:c="4"/>-o <text:s/></text:span><text:span text:style-name="T4">millrnnial</text:span><text:span text:style-name="T2">.</text:span><text:span text:style-name="T4">att</text:span><text:span text:style-name="T2"> <text:s text:c="4"/>c</text:span><text:span text:style-name="T4">entennial</text:span><text:span text:style-name="T2">.cpp</text:span></text:p>
      <text:p text:style-name="P1"/>
      <text:p text:style-name="P1"/>
      <text:p text:style-name="P1"/>
      <text:p text:style-name="P1"/>
      <text:p text:style-name="P15">6. <text:s/>Show an assembly instruction that will convert 76 stored in r10 into 76.0 stored in xmm10. <text:s/><text:span text:style-name="T50">[4]</text:span></text:p>
      <text:p text:style-name="P2"/>
      <text:p text:style-name="P34">Answer: <text:s/><text:span text:style-name="T3">cvtsi2sd <text:s/>xmm10,r10</text:span></text:p>
      <text:p text:style-name="P34"/>
      <text:p text:style-name="P34">Comment: <text:s/>That instruction does a lot of work. <text:s/>The movsd instruction simply copies bits, but cvtsi2sd performs a conversion from twos complement to IEEE.</text:p>
      <text:p text:style-name="P26">7. <text:s/>Suppose you are chatting with another assembly programmer during lunch at the big <text:span text:style-name="T14">corporation where you both work. <text:s/>He asks you to explain clearly what cwde does. <text:s/>The other programmer wants to discover if that instruction will meet his needs in his current project.</text:span></text:p>
      <text:p text:style-name="P15"/>
      <text:p text:style-name="P16">How do you explain cwde?<text:tab/><text:tab/><text:tab/><text:tab/><text:tab/><text:tab/><text:tab/><text:span text:style-name="T50">[5]</text:span></text:p>
      <text:p text:style-name="P1"/>
      <text:p text:style-name="P37"><text:span text:style-name="T3">Answer</text:span>: <text:s/>The instruction cwde applies only to the register rax.</text:p>
      <text:p text:style-name="P37"/>
      <text:p text:style-name="P37">The lowest 16-bits of rax are a word of data. <text:s/>Using the rules of twos complement integers those 16 bits can be interpreted as a 16-bit signed integer.</text:p>
      <text:p text:style-name="P37"/>
      <text:p text:style-name="P37">The lowest 32 bits of rax are a double word of data.</text:p>
      <text:p text:style-name="P37"/>
      <text:p text:style-name="P38">The instruction cwde finds suitable values for bits numbers 31 -16 so that the entire double word is mathematically equal to the original word.</text:p>
      <text:p text:style-name="P38"/>
      <text:p text:style-name="P38">Lets do it by example.</text:p>
      <text:p text:style-name="P38"><draw:custom-shape text:anchor-type="paragraph" draw:z-index="2" draw:name="Shape1" draw:style-name="gr8" svg:width="9.208cm" svg:height="0.795cm" svg:x="3.145cm" svg:y="0.296cm"><text:p/><draw:enhanced-geometry svg:viewBox="0 0 21600 21600" draw:type="rectangle" draw:enhanced-path="M 0 0 L 21600 0 21600 21600 0 21600 0 0 Z N"/></draw:custom-shape><draw:custom-shape text:anchor-type="paragraph" draw:z-index="3" draw:name="Shape1_0" draw:style-name="gr7" draw:text-style-name="P76" svg:width="2.281cm" svg:height="0.796cm" svg:x="10.072cm" svg:y="0.296cm"><text:p text:style-name="P73"><text:span text:style-name="T51">741</text:span></text:p><draw:enhanced-geometry svg:viewBox="0 0 21600 21600" draw:type="rectangle" draw:enhanced-path="M 0 0 L 21600 0 21600 21600 0 21600 0 0 Z N"/></draw:custom-shape></text:p>
      <text:p text:style-name="P38"><draw:custom-shape text:anchor-type="paragraph" draw:z-index="1" draw:name="Shape2" draw:style-name="gr9" svg:width="0.08cm" svg:height="0.027cm" svg:x="2.298cm" svg:y="0.423cm"><text:p/><draw:enhanced-geometry svg:viewBox="0 0 21600 21600" draw:type="rectangle" draw:enhanced-path="M 0 0 L 21600 0 21600 21600 0 21600 0 0 Z N"/></draw:custom-shape>Here is rax = </text:p>
      <text:p text:style-name="P38"/>
      <text:p text:style-name="P38">The green area is the low word. <text:s/>There are 16 bits in the green area. <text:s/>The rules of twos complement will tell us the decimal value of those 16 bits. <text:s text:c="2"/>Let’s say the value is 741.</text:p>
      <text:p text:style-name="P38"/>
      <text:p text:style-name="P39">Consider the 16-bit region immediately higher that the green word: <text:span text:style-name="T25">t</text:span>he orange rectangle below.</text:p>
      <text:p text:style-name="P40"><draw:g text:anchor-type="paragraph" draw:z-index="4" draw:name="Shape3" draw:style-name="gr1"><draw:custom-shape draw:name="Shape1_4" draw:style-name="gr4" draw:text-style-name="P72" svg:width="4.605cm" svg:height="0.992cm" svg:x="1.584cm" svg:y="0.252cm"><text:p/><draw:enhanced-geometry svg:viewBox="0 0 21600 21600" draw:type="rectangle" draw:enhanced-path="M 0 0 L 21600 0 21600 21600 0 21600 0 0 Z N"/></draw:custom-shape><draw:custom-shape draw:name="Shape1_5" draw:style-name="gr5" draw:text-style-name="P75" svg:width="2.356cm" svg:height="0.992cm" svg:x="6.188cm" svg:y="0.252cm"><text:p/><draw:enhanced-geometry svg:viewBox="0 0 21600 21600" draw:type="rectangle" draw:enhanced-path="M 0 0 L 21600 0 21600 21600 0 21600 0 0 Z N"/></draw:custom-shape><draw:custom-shape draw:name="Shape1_6" draw:style-name="gr6" draw:text-style-name="P76" svg:width="2.357cm" svg:height="0.992cm" svg:x="8.541cm" svg:y="0.252cm"><text:p text:style-name="P73"><text:span text:style-name="T51">741</text:span></text:p><draw:enhanced-geometry svg:viewBox="0 0 21600 21600" draw:type="rectangle" draw:enhanced-path="M 0 0 L 21600 0 21600 21600 0 21600 0 0 Z N"/></draw:custom-shape></draw:g></text:p>
      <text:p text:style-name="P40"><text:span text:style-name="T25">r</text:span>ax =</text:p>
      <text:p text:style-name="P39"/>
      <text:p text:style-name="P38"/>
      <text:p text:style-name="P40">The action of cwde is to find new bits to place into the orange area so the numeric value of the entire low 32 bits shown in orange below has numeric value 741:</text:p>
      <text:p text:style-name="P40"/>
      <text:p text:style-name="P40"/>
      <text:p text:style-name="P36"><draw:g text:anchor-type="paragraph" draw:z-index="5" draw:name="Shape4" draw:style-name="gr1"><draw:custom-shape draw:name="Shape1_1" draw:style-name="gr2" draw:text-style-name="P72" svg:width="4.605cm" svg:height="0.99cm" svg:x="1.61cm" svg:y="0.252cm"><text:p/><draw:enhanced-geometry svg:viewBox="0 0 21600 21600" draw:type="rectangle" draw:enhanced-path="M 0 0 L 21600 0 21600 21600 0 21600 0 0 Z N"/></draw:custom-shape><draw:custom-shape draw:name="Shape1_2" draw:style-name="gr3" draw:text-style-name="P74" svg:width="4.71cm" svg:height="0.99cm" svg:x="6.214cm" svg:y="0.252cm"><text:p text:style-name="P73"><text:span text:style-name="T51">741</text:span></text:p><draw:enhanced-geometry svg:viewBox="0 0 21600 21600" draw:type="rectangle" draw:enhanced-path="M 0 0 L 21600 0 21600 21600 0 21600 0 0 Z N"/></draw:custom-shape></draw:g></text:p>
      <text:p text:style-name="P40">rax = </text:p>
      <text:p text:style-name="P36"/>
      <text:p text:style-name="P49"/>
      <text:p text:style-name="P51"/>
      <text:p text:style-name="P70">8. <text:s/><text:span text:style-name="T15">A C++ function is executing and will soon reach the return statement. <text:s/>This is a void function that does not return any value to the caller function. <text:s/>What exactly happens when the return statement is executed?<text:tab/><text:tab/><text:tab/></text:span><text:span text:style-name="T50">[5]</text:span></text:p>
      <text:p text:style-name="P16"/>
      <text:p text:style-name="P34">Solution:</text:p>
      <text:p text:style-name="P16"/>
      <text:p text:style-name="P16"><text:tab/><text:span text:style-name="T5">mov rsp, rbp</text:span></text:p>
      <text:p text:style-name="P16"><text:tab/><text:span text:style-name="T5">pop rbp</text:span></text:p>
      <text:p text:style-name="P16"><text:tab/><text:span text:style-name="T5">pop rip</text:span></text:p>
      <text:p text:style-name="P16"/>
      <text:p text:style-name="P16"/>
      <text:p text:style-name="P34">Comment: <text:s/>The goal upon reaching return is to destroy the current AR and resume execution in the caller at the statement after the call statement. <text:s/>Each of the three assembly instructions in the answer above contributes to accomplishing the goal.</text:p>
      <text:p text:style-name="P27">9. <text:s/>Translate the C++ loop into an equivalent X86 loop<text:tab/><text:tab/><text:tab/><text:tab/><text:span text:style-name="T50">[12]</text:span></text:p>
      <text:p text:style-name="P17"/>
      <text:p text:style-name="P17">C++:<text:tab/><text:span text:style-name="T28">double total = 0.0;</text:span></text:p>
      <text:p text:style-name="P57"><text:span text:style-name="T20"><text:tab/></text:span>long count = 0;</text:p>
      <text:p text:style-name="P57"><text:span text:style-name="T20"><text:tab/></text:span>double cost;</text:p>
      <text:p text:style-name="P17"><text:tab/><text:span text:style-name="T29">cin &gt;&gt; cost;</text:span></text:p>
      <text:p text:style-name="P17"><text:tab/>do <text:s text:c="4"/>{total = total + cost;</text:p>
      <text:p text:style-name="P17"><text:tab/><text:tab/>count++;</text:p>
      <text:p text:style-name="P17"><text:tab/><text:tab/><text:span text:style-name="T34">cin &gt;&gt; cost;</text:span></text:p>
      <text:p text:style-name="P17"><text:tab/> <text:s text:c="8"/>}<text:span text:style-name="T31">while (total &lt; 1000.0);</text:span></text:p>
      <text:p text:style-name="P17"/>
      <text:p text:style-name="P22">For your information: 1000.0 = 0x408F 4000 0000 0000</text:p>
      <text:p text:style-name="P17"/>
      <text:p text:style-name="P62">Solution is on the next page.</text:p>
      <text:p text:style-name="P62"/>
      <text:p text:style-name="P62"/>
      <text:p text:style-name="P62"/>
      <text:p text:style-name="P62"/>
      <text:p text:style-name="P62">Comment: <text:s/>The colors are an attempt to match parts of the C++ code above with the corresponding parts of the assembly solution on the next page.</text:p>
      <text:p text:style-name="P62"/>
      <text:p text:style-name="P62">There is a correspondence between the C++ and the X86. <text:s/>I am not sure if the color coding helped to illustrate this correspondence.</text:p>
      <text:p text:style-name="P71">Solution <text:span text:style-name="T35">to question 9.</text:span></text:p>
      <text:p text:style-name="P52"/>
      <text:p text:style-name="P52">segment .data</text:p>
      <text:p text:style-name="P52">floatform db “%lf”,0</text:p>
      <text:p text:style-name="P52"/>
      <text:p text:style-name="P52"><text:s text:c="2"/>…..</text:p>
      <text:p text:style-name="P52"/>
      <text:p text:style-name="P56">;Block to set up registers for the loop</text:p>
      <text:p text:style-name="P56">mov rbx,0</text:p>
      <text:p text:style-name="P56">xorpd <text:s/>xmm15,xmm15</text:p>
      <text:p text:style-name="P56">push qword <text:s/><text:span text:style-name="T18">0x408F400000000000</text:span></text:p>
      <text:p text:style-name="P56">movsd xmm14, [rsp]</text:p>
      <text:p text:style-name="P56">pop rax</text:p>
      <text:p text:style-name="P52"/>
      <text:p text:style-name="P52">;Summary of what we have so far</text:p>
      <text:p text:style-name="P52">;xmm14 holds 1000.0</text:p>
      <text:p text:style-name="P52">;xmm15 is the accumulator; currently it is zeroed out.</text:p>
      <text:p text:style-name="P52">;rbx is the loop counter, currently it holds integer zero</text:p>
      <text:p text:style-name="P17"/>
      <text:p text:style-name="P17">;<text:span text:style-name="T26">Block that inputs a single float number from the keyboard into top qword of the stack.</text:span></text:p>
      <text:p text:style-name="P58">mov rax, 0</text:p>
      <text:p text:style-name="P58">mov rdi, floatform</text:p>
      <text:p text:style-name="P58">push qword 0</text:p>
      <text:p text:style-name="P58">mov rsi,rsp</text:p>
      <text:p text:style-name="P58">call scanf</text:p>
      <text:p text:style-name="P52">;Special note: <text:s/>the push will not be reversed until the loop has completed.</text:p>
      <text:p text:style-name="P52"/>
      <text:p text:style-name="P52">begin_loop:</text:p>
      <text:p text:style-name="P52"><text:tab/>addsd xmm15,[rsp]</text:p>
      <text:p text:style-name="P52"><text:tab/>inc rbx</text:p>
      <text:p text:style-name="P52"><text:tab/>;</text:p>
      <text:p text:style-name="P52"><text:tab/><text:span text:style-name="T32">;Block that inputs one float</text:span></text:p>
      <text:p text:style-name="P60"><text:span text:style-name="T20"><text:tab/></text:span><text:span text:style-name="T33">mov rax, 0</text:span></text:p>
      <text:p text:style-name="P61"><text:span text:style-name="T20"><text:tab/></text:span>mov rdi, floatform</text:p>
      <text:p text:style-name="P61"><text:span text:style-name="T20"><text:tab/></text:span>mov rsi,rsp</text:p>
      <text:p text:style-name="P61"><text:span text:style-name="T20"><text:tab/></text:span>call scanf</text:p>
      <text:p text:style-name="P53"><text:tab/>;<text:span text:style-name="T27">E</text:span><text:span text:style-name="T35">n</text:span><text:span text:style-name="T27">d block for inputting one number</text:span></text:p>
      <text:p text:style-name="P53"><text:tab/>;</text:p>
      <text:p text:style-name="P53"><text:tab/><text:span text:style-name="T27">addsd xmm15, [rsp]</text:span></text:p>
      <text:p text:style-name="P53"><text:tab/><text:span text:style-name="T30">ucomisd xmm15, xmm14</text:span><text:span text:style-name="T27"><text:tab/><text:tab/>;Compare the accumulator with 1000.0</text:span></text:p>
      <text:p text:style-name="P59">jb begin_loop</text:p>
      <text:p text:style-name="P55">pop rax<text:tab/><text:tab/>;Don’t forget to restore the stack to its original state.</text:p>
      <text:p text:style-name="P28">10. <text:s/>Convert <text:s/><draw:frame draw:style-name="fr1" draw:name="Object2" text:anchor-type="as-char" svg:y="-0.619cm" svg:width="1.402cm" svg:height="0.998cm" draw:z-index="0"><draw:object xlink:href="./Object 2" xlink:type="simple" xlink:show="embed" xlink:actuate="onLoad"/><draw:image xlink:href="./ObjectReplacements/Object 2" xlink:type="simple" xlink:show="embed" xlink:actuate="onLoad"/></draw:frame><text:s/>to 64-bit IEEEE float hex number.<text:tab/><text:tab/><text:tab/><text:span text:style-name="T50">[12]</text:span></text:p>
      <text:p text:style-name="P18"/>
      <text:p text:style-name="P23"><text:span text:style-name="T22">S</text:span>how sufficient intermediate steps to convince the grader that you know how to do more than operate a calculator.</text:p>
      <text:p text:style-name="P18"/>
      <text:p text:style-name="P63">Solution: <text:s/>First work on the integer part: <text:s/>109 = 1101101</text:p>
      <text:p text:style-name="P18"/>
      <text:p text:style-name="P63">Next work on the fraction using the technique of repeated multiplication by 2.</text:p>
      <text:p text:style-name="P63"/>
      <text:p text:style-name="P63">(3/14) x 2 = 0 + (3/7)</text:p>
      <text:p text:style-name="P63">(3/7) <text:s text:c="2"/>x 2 = 0 + (6/7)</text:p>
      <text:p text:style-name="P63">(6/7) <text:s text:c="2"/>x 2 = 1 + (5/7)</text:p>
      <text:p text:style-name="P63">(5/7) <text:s text:c="2"/>x 2 = 1 + (3/7)</text:p>
      <text:p text:style-name="P63">(3/7) <text:s text:c="2"/>x 2 = 0 + (6/7)</text:p>
      <text:p text:style-name="P63">No need to continue because the pattern has begun to repeat.</text:p>
      <text:p text:style-name="P63"/>
      <text:p text:style-name="P63">Therefore, the significant is <text:s/>.0011011011011011011<text:span text:style-name="T40">011011011</text:span> ……..</text:p>
      <text:p text:style-name="P63"/>
      <text:p text:style-name="P63">Combine the two parts:</text:p>
      <text:p text:style-name="P63"/>
      <text:p text:style-name="P63">Our number = 1101101 . 0011011011011011011<text:span text:style-name="T40">011011011</text:span> …….. <text:s/>x 2<text:span text:style-name="T36">0</text:span></text:p>
      <text:p text:style-name="P63"/>
      <text:p text:style-name="P63">= <text:s/>1.1011 <text:s/>0100 <text:s/>1101 <text:s/>1011 <text:s/>0110 <text:s/>1101 <text:s/>1<text:span text:style-name="T40">011 <text:s/>0110 <text:s/>1101</text:span>…….. <text:s/>x 2<text:span text:style-name="T36">6</text:span></text:p>
      <text:p text:style-name="P63"/>
      <text:p text:style-name="P63">Next add: <text:s/>stored exponent = 3FF + 006 <text:s/>= 405</text:p>
      <text:p text:style-name="P63"/>
      <text:p text:style-name="P63">We are almost done. <text:s/>Combine stored exponent and fractional part into one answer.</text:p>
      <text:p text:style-name="P63"/>
      <text:p text:style-name="P63">Our number = <text:span text:style-name="T3">0x405B <text:s/>4DB6 <text:s/></text:span><text:span text:style-name="T6">DB6D <text:s/>B6DB</text:span><text:span text:style-name="T40"><text:tab/>The end.</text:span></text:p>
      <text:p text:style-name="P63"/>
      <text:p text:style-name="P63"/>
      <text:p text:style-name="P63"/>
      <text:p text:style-name="P63"/>
      <text:p text:style-name="P28">11. <text:s/>Convert IEEEE floating point hex number 0x3FC4 8000 0000 0000 to a floating point base 10 decimal number.<text:tab/><text:tab/><text:tab/><text:tab/><text:span text:style-name="T50">[11]</text:span></text:p>
      <text:p text:style-name="P18"/>
      <text:p text:style-name="P24">Rules: <text:s/>You must show sufficient intermediate steps to convince the grader that you know how to do more than operate a calculator.</text:p>
      <text:p text:style-name="P18"/>
      <text:p text:style-name="P64">Solution: <text:s/>Begin with the stored exponent 3FC. <text:s/>Subtract the bias number.</text:p>
      <text:p text:style-name="P64"/>
      <text:p text:style-name="P64">3FC – 3FF = -3<text:tab/>&lt;== That is negative three</text:p>
      <text:p text:style-name="P18"/>
      <text:p text:style-name="P64">Next convert the mantissa to binary and then to decimal</text:p>
      <text:p text:style-name="P64"/>
      <text:p text:style-name="P64">Significant = 48 followed by many zeros</text:p>
      <text:p text:style-name="P64"/>
      <text:p text:style-name="P64"><text:tab/>=1.0100 1000<text:tab/><text:tab/><text:tab/>&lt;==Notice that the hidden 1 bit has been included</text:p>
      <text:p text:style-name="P64"/>
      <text:p text:style-name="P67">Therefore, the original number is <text:span text:style-name="T40">1.0100 1000 <text:s text:c="3"/></text:span>x 2<text:span text:style-name="T36">-3</text:span></text:p>
      <text:p text:style-name="P66"/>
      <text:p text:style-name="P66">The plan is to simplify the significand by moving the point to the right.</text:p>
      <text:p text:style-name="P66"/>
      <text:p text:style-name="P67">Our number is <text:span text:style-name="T40">101001. <text:s text:c="3"/></text:span>x 2<text:span text:style-name="T36">-</text:span><text:span text:style-name="T37">8</text:span></text:p>
      <text:p text:style-name="P66"/>
      <text:p text:style-name="P67">Use the calculator to find <text:s/><text:span text:style-name="T40">1</text:span><text:span text:style-name="T42">01001</text:span><text:span text:style-name="T40"> <text:s/></text:span>= <text:s/><text:span text:style-name="T42">41</text:span></text:p>
      <text:p text:style-name="P66"/>
      <text:p text:style-name="P66">Use the calculator to find <text:s text:c="3"/>2<text:span text:style-name="T37">8</text:span> <text:s/><text:span text:style-name="T41">= </text:span><text:span text:style-name="T42">256</text:span></text:p>
      <text:p text:style-name="P66"/>
      <text:p text:style-name="P68">Therefore, our number is <text:s/><text:span text:style-name="T7">41/256</text:span> <text:s text:c="2"/>= <text:s text:c="2"/><text:span text:style-name="T3">0.16015625</text:span></text:p>
      <text:p text:style-name="P29">12. <text:s/>Convert this twos complement integer 0x2C00 0000 0000 to simplest form base 10 decimal integer.<text:tab/><text:tab/><text:tab/><text:tab/><text:span text:style-name="T50">[10]</text:span></text:p>
      <text:p text:style-name="P19"/>
      <text:p text:style-name="P24">Rules: <text:s/>You must show sufficient intermediate steps to convince the grader that you know how to do more than operate a calculator.</text:p>
      <text:p text:style-name="P41"/>
      <text:p text:style-name="P43">Solution: <text:s/>The number at first glance looks like an IEEE number, but not in this case. <text:s/>We will apply the rules of integers.</text:p>
      <text:p text:style-name="P43"/>
      <text:p text:style-name="P43">The number is 0010 1100 0000 …. 0000<text:tab/>There are 58 trailing zeros on the right.</text:p>
      <text:p text:style-name="P42"/>
      <text:p text:style-name="P43">The bit on the far right is bit #0</text:p>
      <text:p text:style-name="P42"/>
      <text:p text:style-name="P43">The bit on the far left is bit #63.</text:p>
      <text:p text:style-name="P43"/>
      <text:p text:style-name="P43">Applying the rules of integers our number is </text:p>
      <text:p text:style-name="P43"/>
      <text:p text:style-name="P43">0x(2^63) + 0x(2^62) + 1(2^6<text:span text:style-name="T48">1</text:span>) + 0x(2^6<text:span text:style-name="T48">0</text:span>) + 1x(2^<text:span text:style-name="T48">59</text:span>) + 1x(2^5<text:span text:style-name="T48">8</text:span>) +0 + 0 + 0 <text:span text:style-name="T48">+</text:span>…. + 0</text:p>
      <text:p text:style-name="P43"/>
      <text:p text:style-name="P43">Next drop the trailing zero<text:span text:style-name="T44">s</text:span> and the leading zeros.</text:p>
      <text:p text:style-name="P43"/>
      <text:p text:style-name="P43">Then our number is 1(2^6<text:span text:style-name="T48">1</text:span>) + 1x(2^<text:span text:style-name="T48">59</text:span>) + 1x(2^5<text:span text:style-name="T48">8</text:span>)</text:p>
      <text:p text:style-name="P43"/>
      <text:p text:style-name="P44">which equals <text:s text:c="2"/><text:span text:style-name="T43">2^6</text:span><text:span text:style-name="T48">1</text:span><text:span text:style-name="T43"> + 2^</text:span><text:span text:style-name="T48">59</text:span><text:span text:style-name="T43">+ 2^5</text:span><text:span text:style-name="T48">8</text:span><text:span text:style-name="T43">.. </text:span>We could stop there, but let’s <text:span text:style-name="T48">go </text:span>one step further.</text:p>
      <text:p text:style-name="P44"/>
      <text:p text:style-name="P44">Factor out 2^5<text:span text:style-name="T48">8</text:span> from all three terms.</text:p>
      <text:p text:style-name="P44"/>
      <text:p text:style-name="P44">Our number is (2^5<text:span text:style-name="T48">8</text:span>) x [2^3 + 2^1 + 2^0]</text:p>
      <text:p text:style-name="P44"/>
      <text:p text:style-name="P44">Inside the square brackets the number is 8+2+1 <text:s/><text:span text:style-name="T48">= <text:s/></text:span>11.</text:p>
      <text:p text:style-name="P44"/>
      <text:p text:style-name="P44">Conclusion: <text:s/>our number is <text:span text:style-name="T3">11 x <text:s/>2</text:span><text:span text:style-name="T38">5</text:span><text:span text:style-name="T39">8</text:span><text:span text:style-name="T47"><text:tab/></text:span><text:span text:style-name="T45">“11 times 2 to the 5</text:span><text:span text:style-name="T46">8</text:span><text:span text:style-name="T45">”</text:span></text:p>
      <text:p text:style-name="P44"/>
      <text:p text:style-name="P44"/>
      <text:p text:style-name="P30">13. <text:s/>Let the following be a declaration in the segment .data<text:tab/><text:tab/><text:tab/><text:tab/><text:span text:style-name="T50">[7]</text:span></text:p>
      <text:p text:style-name="P20"/>
      <text:p text:style-name="P20"><text:tab/><text:tab/>buzz <text:s/>dq <text:s/>3.4, 7.9, -8.6, 49.99, -0.3</text:p>
      <text:p text:style-name="P20"/>
      <text:p text:style-name="P20">Use a gdb command to output all the numbers of the array in IEEE hex format</text:p>
      <text:p text:style-name="P20"/>
      <text:p text:style-name="P45">Solution preferred:<text:tab/><text:tab/><text:span text:style-name="T3">x/5xg <text:s/>&amp;buzz</text:span></text:p>
      <text:p text:style-name="P20"/>
      <text:p text:style-name="P45">Alternate solution:<text:tab/>p/x <text:s/>(double[5])buzz</text:p>
      <text:p text:style-name="P20"/>
      <text:p text:style-name="P20"/>
      <text:p text:style-name="P20"/>
      <text:p text:style-name="P20"/>
      <text:p text:style-name="P20"/>
      <text:p text:style-name="P20">14. <text:s/>Suppose <text:span text:style-name="T17">good <text:s/>db <text:s/>“Good morning, Sandra”,0 <text:s/>is declared in segment .data.</text:span></text:p>
      <text:p text:style-name="P20"/>
      <text:p text:style-name="P21">Use a gdb command to output the ascii value in base ten decimal number of each of the first 9 characters of the array good.<text:tab/><text:tab/><text:tab/><text:span text:style-name="T50">[7]</text:span></text:p>
      <text:p text:style-name="P21"/>
      <text:p text:style-name="P45">Solution:<text:tab/><text:span text:style-name="T8">x/18cb <text:s/>&amp;good</text:span></text:p>
      <text:p text:style-name="P21"/>
      <text:p text:style-name="P46">There are other solutions; however, the instructor does not know the complete set of all possible solutions.</text:p>
      <text:p text:style-name="P46"/>
      <text:p text:style-name="P46">Alternate solution:<text:tab/><text:span text:style-name="T49">x/18db &amp;good</text:span></text:p>
      <text:p text:style-name="P46"><text:tab/><text:tab/><text:tab/><text:span text:style-name="T49">x/17db <text:s/>(char[99])good</text:span></text:p>
      <text:p text:style-name="P47"/>
      <text:p text:style-name="P47">There may be others unknown to me. <text:s/>If you gave an answer to question 14, and you have tested the command in a program, and it produces the results required by the question then contact me by email to get your lost points restored.</text:p>
      <text:p text:style-name="P21"/>
      <text:p text:style-name="P21"/>
      <text:p text:style-name="P21"/>
      <text:p text:style-name="P21"/>
      <text:p text:style-name="P21">15. <text:s/><text:span text:style-name="T18">What is the gdb command that will output the low half of xmm13 as one big twos complement signed integer expressed </text:span><text:span text:style-name="T49">in </text:span><text:span text:style-name="T18">decimal base ten.<text:tab/><text:tab/><text:tab/></text:span><text:span text:style-name="T50">[7]</text:span></text:p>
      <text:p text:style-name="P21"/>
      <text:p text:style-name="P47">Solution:<text:tab/><text:span text:style-name="T3">p/d <text:s/>$xmm13.v2_int64[0]</text:span></text:p>
      <text:p text:style-name="P21"/>
      <text:p text:style-name="P12"/>
      <text:p text:style-name="P31">That’s it. <text:s/>Only 1<text:span text:style-name="T22">5</text:span> questions, but the total points for the entire test remains at 100.</text:p>
      <text:p text:style-name="P12"/>
      <text:p text:style-name="P12"/>
      <text:p text:style-name="P12"/>
      <text:p text:style-name="P12"/>
      <text:p text:style-name="P12">Now you have time remaining before 1:30pm. <text:s/>Check your answer<text:span text:style-name="T11">s</text:span>. <text:s/>You have the entire internet at your dispose. <text:s/>Use it to <text:span text:style-name="T11">verify your answers or improve an answer. <text:s/>If the internet says your answer is all wrong, then consider changing it to blank.</text:span></text:p>
      <text:p text:style-name="P12"/>
      <text:p text:style-name="P13">If a question has multiple answers and one of the answers is “blank” then “blank” takes precedence over other answers.</text:p>
      <text:p text:style-name="P13"/>
      <text:p text:style-name="P13"/>
      <text:p text:style-name="P13"/>
      <text:p text:style-name="P13">When <text:span text:style-name="T22">3</text:span>:<text:span text:style-name="T22">00</text:span>pm arrives then send your test document to me as a single file attachment.</text:p>
      <text:p text:style-name="P13"/>
      <text:p text:style-name="P13">Only odt, doc and docx are accepted. <text:s/>Pdf, jpeg, mp3, mkv, etc are not accepted. <text:s/>Don’t even think about sending a pdf file.</text:p>
      <text:p text:style-name="P13"/>
      <text:p text:style-name="P13"/>
      <text:p text:style-name="P13"><text:span text:style-name="T16">Mailto: <text:s text:c="3"/></text:span><text:span text:style-name="T12">holliday@fullerton.ed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1" meta:page-count="11" meta:paragraph-count="165" meta:word-count="1767" meta:character-count="9976" meta:non-whitespace-character-count="8126"/>
  </office:meta>
</office:document-meta>
</file>

<file path=Object 2/content.xml><?xml version="1.0" encoding="utf-8"?>
<math xmlns="http://www.w3.org/1998/Math/MathML" display="block">
  <semantics>
    <mrow>
      <mn>109</mn>
      <mfrac>
        <mn>3</mn>
        <mn>14</mn>
      </mfrac>
    </mrow>
    <annotation encoding="StarMath 5.0">109{ 3 over 14}</annotation>
  </semantics>
</math>
</file>